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background-color="#ffff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p 1<text:tab/>Mikrocontroler</text:p>
      <text:p text:style-name="Standard"/>
      <text:p text:style-name="P1">Was soll der Mikrocontroler können?</text:p>
      <text:p text:style-name="P1">- <text:span text:style-name="T1">I/O Steuerung</text:span></text:p>
      <text:p text:style-name="P1">- <text:span text:style-name="T1">ADW Steuerung</text:span></text:p>
      <text:p text:style-name="P1">- <text:span text:style-name="T1">PWM Steuerung</text:span></text:p>
      <text:p text:style-name="P1">-I2C Steuerung</text:p>
      <text:p text:style-name="Standard"/>
      <text:p text:style-name="Standard">Stepp 2<text:tab/>Microcontroler &gt; Rassberry Pi</text:p>
      <text:p text:style-name="Standard"/>
      <text:p text:style-name="P1">Wie soll der Microcontroler gesteuert werden?</text:p>
      <text:p text:style-name="P1">- GPI/O Pins</text:p>
      <text:p text:style-name="P1">- <text:span text:style-name="Absatz-Standardschriftart"><text:span text:style-name="T1">Serielle Steuerung</text:span></text:span></text:p>
      <text:p text:style-name="P1">- I2C Steuerung</text:p>
      <text:p text:style-name="P1">- JTAG Steuerung</text:p>
      <text:p text:style-name="Standard"/>
      <text:p text:style-name="Standard">Stepp 3<text:tab/>Rasberry Pi steuerung</text:p>
      <text:p text:style-name="Standard"/>
      <text:p text:style-name="P1">Was soll der Rasberry können?</text:p>
      <text:p text:style-name="P1">- <text:span text:style-name="Absatz-Standardschriftart"><text:span text:style-name="T1">Remoute Schnittstelle spielen</text:span></text:span></text:p>
      <text:p text:style-name="P1">- Server spielen</text:p>
      <text:p text:style-name="P1">- Protokoll Sockel bilden</text:p>
      <text:p text:style-name="P2">- Viertual Serial Com emulirung</text:p>
      <text:p text:style-name="P2">- SFTP Server</text:p>
      <text:p text:style-name="P1"><text:span text:style-name="Absatz-Standardschriftart"><text:span text:style-name="T2">- </text:span></text:span><text:span text:style-name="Absatz-Standardschriftart"><text:span text:style-name="T3">Netcat</text:span></text:span></text:p>
      <text:p text:style-name="P1"><text:span text:style-name="Absatz-Standardschriftart"><text:span text:style-name="T2">- </text:span></text:span><text:span text:style-name="Absatz-Standardschriftart"><text:span text:style-name="T3">SSH</text:span></text:span></text:p>
      <text:p text:style-name="P2">- TCP-/IP-Stack</text:p>
      <text:p text:style-name="P1">- ?</text:p>
      <text:p text:style-name="Standard"/>
      <text:p text:style-name="Standard">Stepp 4<text:tab/>Rasberry Pi remoute Steuerung</text:p>
      <text:p text:style-name="Standard"/>
      <text:p text:style-name="P1">Wie soll der Rasberry gesteuert werden Windows/Linux?</text:p>
      <text:p text:style-name="P1">- <text:span text:style-name="T1">C# Programm (Windows)</text:span></text:p>
      <text:p text:style-name="P1">- Webinterface (OS unabhängig)</text:p>
      <text:p text:style-name="P1">- C Programm (Linux)</text:p>
      <text:p text:style-name="P1">- Java Programm (Windows und Linux)</text:p>
      <text:p text:style-name="P1">- <text:span text:style-name="T1">(Video Stream Implementierung ins Programm)</text:span></text:p>
      <text:p text:style-name="P1"><text:span text:style-name="Absatz-Standardschriftart"><text:span text:style-name="T1">-Bash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tata </meta:initial-creator>
    <dc:creator>Jan-Tarek Butt</dc:creator>
    <meta:creation-date>2014-01-15T09:00:00Z</meta:creation-date>
    <dc:date>2014-04-28T08:36:43.319685604</dc:date>
    <meta:editing-cycles>4</meta:editing-cycles>
    <meta:editing-duration>P0D</meta:editing-duration>
    <meta:document-statistic meta:table-count="0" meta:image-count="0" meta:object-count="0" meta:page-count="1" meta:paragraph-count="31" meta:word-count="118" meta:character-count="714" meta:non-whitespace-character-count="627"/>
    <meta:template xlink:type="simple" xlink:actuate="onRequest" xlink:title="" xlink:href="Normal.dotm"/>
  </office:meta>
</office:document-meta>
</file>